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ottesvill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22">
            <text:p>422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87">
            <text:p>18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45">
            <text:p>245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32">
            <text:p>3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17">
            <text:p>2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533">
            <text:p>53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63">
            <text:p>16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030">
            <text:p>1030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142">
            <text:p>2142</text:p>
          </table:table-cell>
          <table:table-cell table:style-name="ce23" office:value-type="float" office:value="29">
            <text:p>2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252">
            <text:p>3252</text:p>
          </table:table-cell>
          <table:table-cell table:style-name="ce23" office:value-type="float" office:value="61">
            <text:p>6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